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29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0" fo:column-gap="0cm"/>
      </style:section-properties>
    </style:style>
    <style:style style:name="Sect4"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5</text:user-defined></text:p>
          </table:table-cell>
          <table:table-cell table:style-name="Versiones.B2" office:value-type="string">
            <text:p text:style-name="P10">Empezando a traducir el séptimo párrafo.</text:p>
          </table:table-cell>
        </table:table-row>
        <table:table-row>
          <table:table-cell table:style-name="Versiones.A3" office:value-type="string">
            <text:p text:style-name="P9">1.4</text:p>
          </table:table-cell>
          <table:table-cell table:style-name="Versiones.B2" office:value-type="string">
            <text:p text:style-name="P10">Empezando a traducir el sexto párrafo.</text:p>
          </table:table-cell>
        </table:table-row>
        <table:table-row>
          <table:table-cell table:style-name="Versiones.A2" office:value-type="string">
            <text:p text:style-name="P8">1.3</text:p>
          </table:table-cell>
          <table:table-cell table:style-name="Versiones.B2" office:value-type="string">
            <text:p text:style-name="P10">Empezando a traducir el quinto párrafo.</text:p>
          </table:table-cell>
        </table:table-row>
      </table:table>
      <text:p text:style-name="P5"/>
      <text:p text:style-name="P11">Autor:</text:p>
      <text:p text:style-name="P11"><text:user-defined text:name="Autor">Rubén Paje del Pino</text:user-defined></text:p>
      <text:p text:style-name="P11"/>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5">1. Traducción del texto<text:tab/>3</text:p>
          <text:p text:style-name="P16">1.1 Primer y segundo párrafo (corregidos los días 1-X-07 y 2-X-07)<text:tab/>3</text:p>
          <text:p text:style-name="P16">1.2 Tercer y cuarto párrafo (corregido el día 2-X-07)<text:tab/>3</text:p>
          <text:p text:style-name="P16">1.3 Quinto párrafo (corregido el día 2-X-07)<text:tab/>4</text:p>
          <text:p text:style-name="P16">1.4 Sexto párrafo (sin corregir)<text:tab/>4</text:p>
          <text:p text:style-name="P16">1.5 Sexto párrafo (sin corregir)<text:tab/>4</text:p>
          <text:p text:style-name="P16">1.6 Séptimo párrafo (sin corregir)<text:tab/>4</text:p>
          <text:p text:style-name="P15">2. Explicación a algunas de las traducciones más complicadas<text:tab/>4</text:p>
        </text:index-body>
      </text:table-of-content>
      <text:p text:style-name="P12"/>
      <text:section text:style-name="Sect4" text:name="Área2">
        <text:h text:style-name="P13" text:outline-level="1">1. Traducción del texto</text:h>
        <text:h text:style-name="Heading_20_2" text:outline-level="2">1.1 Primer y segundo párrafo (corregidos los días 1-X-07 y 2-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Tercer y cuarto párrafo (corregido el día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er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1.3 Quinto párrafo (corregido el día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sin corregir)</text:h>
        <text:p text:style-name="P5">Sea como fuere, IBM no demostraba absolutamente ninguna intención de comprar SCO. En vez de eso, en agosto, IBM demandó a SCO, acusando a SCO de haber violado la licencia de código abierto que rige Linux (que SCO, después de todo, ha estado distribuyendo) y haber infrigido cuatro de las patentes que IBM tenía sobre UNIX. Mientras tanto, SCO pensó que había cometido un grave error. En una ironía cruel, el jefe de Novell, compañero de la escuela del señor McBride, escribió una carta (“estimado Darl”) en la cual debatía aquellas acusaciones. SUSE, la distribuidora europea más grande de Linux, llevó a SCO al tribunal de Alemania. En agosto, Red Hat, el distribuidor más grande del mundo de Linux, hizo lo mismo en Estados Unidos.</text:p>
        <text:p text:style-name="P5"/>
        <text:h text:style-name="P14" text:outline-level="2">1.5 Sexto párrafo (sin corregir)</text:h>
        <text:p text:style-name="P5">A la mayoría de los amigos del software abierto SCO les negó que líneas de código consideraba problemáticas. “Aquí está estas personas que nos llama piratas pero luego rehusa de decirnos donde y como”, dijo Bruce Perens uno de los evangelistas del código abierto. Después de todo, él comentaba, arreglar la situación era una “tarea fácil”. La “comunidad” de Linux - una gran cantidad de hackers por hobby – simplemente podría acotar las líneas conflictivas en la región de código que afectase y lo reescribirían en horas o días.</text:p>
        <text:p text:style-name="P5"/>
        <text:h text:style-name="P14" text:outline-level="2">1.6 Séptimo párrafo (sin corregir)</text:h>
        <text:p text:style-name="P5">Él mostraría el código, añadía, a cualquiera que firmara un acuerdo de no divulgación – pero ¿qué pasaría si un hacker de Linux viera el código y no guardara el secreto? El 18 de agosto, McBride parece que enseñó unas pocas transparencias con el código parcialmente encriptado en una sala de conferencias de Las Vegas. Alguien hizo fotos y se las enseñó al señor Perens, quien encontró que líneas habían sido publicadas muchas veces desde hace años con una sencilla búsqueda en Google las encontraría. Legalmente, esa foto parece que no podía ser divulgada.</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hanging-chads episode in Florida in 2000</text:p>
            </table:table-cell>
            <table:table-cell table:style-name="Traducciones_5f_Complicadas.C2" office:value-type="string">
              <text:p text:style-name="Table_20_Contents">Se refiere al debate de las tarjetas perforadas de votación de las 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2-X-07</text:user-defined></text:p>
          <text:p text:style-name="P2">Versión: <text:user-defined text:name="Versión">1.5</text:user-defined></text:p>
          <text:p text:style-name="Footer"><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obre monos y pingüinos</dc:title>
    <dc:description>Trata sobre la lucha entre SCO y Linux</dc:description>
    <dc:subject>Traducción de Textos</dc:subject>
    <meta:creation-date>2007-03-29T14:18:08</meta:creation-date>
    <dc:date>2007-10-03T01:00:30</dc:date>
    <meta:keyword>Sobre monos y pingüinos traducción de textos Rosario Plaza rplaza@fi.upm.es</meta:keyword>
    <dc:language>es-ES</dc:language>
    <meta:editing-cycles>229</meta:editing-cycles>
    <meta:editing-duration>PT4H11M12S</meta:editing-duration>
    <meta:user-defined meta:name="Autor">Rubén Paje del Pino</meta:user-defined>
    <meta:user-defined meta:name="Versión">1.5</meta:user-defined>
    <meta:user-defined meta:name="Texto">1</meta:user-defined>
    <meta:user-defined meta:name="Última Revisión">2-X-07</meta:user-defined>
    <meta:document-statistic meta:table-count="2" meta:image-count="0" meta:object-count="0" meta:page-count="5" meta:paragraph-count="84" meta:word-count="1372" meta:character-count="8055"/>
  </office:meta>
</office:document-meta>
</file>